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H </text:p>
          </table:table-cell>
          <table:table-cell office:value-type="string" calcext:value-type="string">
            <text:p>Hydrogène </text:p>
          </table:table-cell>
          <table:table-cell table:formula="of:=COM.MICROSOFT.CONCAT(&quot;Numéro atomique du &quot;;[.B1];&quot;(&quot;;[.C1];&quot;)&quot;)" office:value-type="string" office:string-value="Numéro atomique du H (Hydrogène )" calcext:value-type="string">
            <text:p>Numéro atomique du H (Hydrogène 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e </text:p>
          </table:table-cell>
          <table:table-cell office:value-type="string" calcext:value-type="string">
            <text:p>Hélium </text:p>
          </table:table-cell>
          <table:table-cell table:formula="of:=COM.MICROSOFT.CONCAT(&quot;Numéro atomique du &quot;;[.B2];&quot;(&quot;;[.C2];&quot;)&quot;)" office:value-type="string" office:string-value="Numéro atomique du He (Hélium )" calcext:value-type="string">
            <text:p>Numéro atomique du He (Hélium 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Li </text:p>
          </table:table-cell>
          <table:table-cell office:value-type="string" calcext:value-type="string">
            <text:p>Lithium </text:p>
          </table:table-cell>
          <table:table-cell table:formula="of:=COM.MICROSOFT.CONCAT(&quot;Numéro atomique du &quot;;[.B3];&quot;(&quot;;[.C3];&quot;)&quot;)" office:value-type="string" office:string-value="Numéro atomique du Li (Lithium )" calcext:value-type="string">
            <text:p>Numéro atomique du Li (Lithium 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 </text:p>
          </table:table-cell>
          <table:table-cell office:value-type="string" calcext:value-type="string">
            <text:p>Béryllium </text:p>
          </table:table-cell>
          <table:table-cell table:formula="of:=COM.MICROSOFT.CONCAT(&quot;Numéro atomique du &quot;;[.B4];&quot;(&quot;;[.C4];&quot;)&quot;)" office:value-type="string" office:string-value="Numéro atomique du Be (Béryllium )" calcext:value-type="string">
            <text:p>Numéro atomique du Be (Béryllium 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B </text:p>
          </table:table-cell>
          <table:table-cell office:value-type="string" calcext:value-type="string">
            <text:p>Bore </text:p>
          </table:table-cell>
          <table:table-cell table:formula="of:=COM.MICROSOFT.CONCAT(&quot;Numéro atomique du &quot;;[.B5];&quot;(&quot;;[.C5];&quot;)&quot;)" office:value-type="string" office:string-value="Numéro atomique du B (Bore )" calcext:value-type="string">
            <text:p>Numéro atomique du B (Bore 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 </text:p>
          </table:table-cell>
          <table:table-cell office:value-type="string" calcext:value-type="string">
            <text:p>Carbone </text:p>
          </table:table-cell>
          <table:table-cell table:formula="of:=COM.MICROSOFT.CONCAT(&quot;Numéro atomique du &quot;;[.B6];&quot;(&quot;;[.C6];&quot;)&quot;)" office:value-type="string" office:string-value="Numéro atomique du C (Carbone )" calcext:value-type="string">
            <text:p>Numéro atomique du C (Carbone 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Azote </text:p>
          </table:table-cell>
          <table:table-cell table:formula="of:=COM.MICROSOFT.CONCAT(&quot;Numéro atomique du &quot;;[.B7];&quot;(&quot;;[.C7];&quot;)&quot;)" office:value-type="string" office:string-value="Numéro atomique du N (Azote )" calcext:value-type="string">
            <text:p>Numéro atomique du N (Azote )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 </text:p>
          </table:table-cell>
          <table:table-cell office:value-type="string" calcext:value-type="string">
            <text:p>Oxygène </text:p>
          </table:table-cell>
          <table:table-cell table:formula="of:=COM.MICROSOFT.CONCAT(&quot;Numéro atomique du &quot;;[.B8];&quot;(&quot;;[.C8];&quot;)&quot;)" office:value-type="string" office:string-value="Numéro atomique du O (Oxygène )" calcext:value-type="string">
            <text:p>Numéro atomique du O (Oxygène 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F </text:p>
          </table:table-cell>
          <table:table-cell office:value-type="string" calcext:value-type="string">
            <text:p>Fluor </text:p>
          </table:table-cell>
          <table:table-cell table:formula="of:=COM.MICROSOFT.CONCAT(&quot;Numéro atomique du &quot;;[.B9];&quot;(&quot;;[.C9];&quot;)&quot;)" office:value-type="string" office:string-value="Numéro atomique du F (Fluor )" calcext:value-type="string">
            <text:p>Numéro atomique du F (Fluor 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Ne </text:p>
          </table:table-cell>
          <table:table-cell office:value-type="string" calcext:value-type="string">
            <text:p>Néon </text:p>
          </table:table-cell>
          <table:table-cell table:formula="of:=COM.MICROSOFT.CONCAT(&quot;Numéro atomique du &quot;;[.B10];&quot;(&quot;;[.C10];&quot;)&quot;)" office:value-type="string" office:string-value="Numéro atomique du Ne (Néon )" calcext:value-type="string">
            <text:p>Numéro atomique du Ne (Néon 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Na </text:p>
          </table:table-cell>
          <table:table-cell office:value-type="string" calcext:value-type="string">
            <text:p>Sodium </text:p>
          </table:table-cell>
          <table:table-cell table:formula="of:=COM.MICROSOFT.CONCAT(&quot;Numéro atomique du &quot;;[.B11];&quot;(&quot;;[.C11];&quot;)&quot;)" office:value-type="string" office:string-value="Numéro atomique du Na (Sodium )" calcext:value-type="string">
            <text:p>Numéro atomique du Na (Sodium )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Mg </text:p>
          </table:table-cell>
          <table:table-cell office:value-type="string" calcext:value-type="string">
            <text:p>Magnésium </text:p>
          </table:table-cell>
          <table:table-cell table:formula="of:=COM.MICROSOFT.CONCAT(&quot;Numéro atomique du &quot;;[.B12];&quot;(&quot;;[.C12];&quot;)&quot;)" office:value-type="string" office:string-value="Numéro atomique du Mg (Magnésium )" calcext:value-type="string">
            <text:p>Numéro atomique du Mg (Magnésium )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l </text:p>
          </table:table-cell>
          <table:table-cell office:value-type="string" calcext:value-type="string">
            <text:p>Aluminium </text:p>
          </table:table-cell>
          <table:table-cell table:formula="of:=COM.MICROSOFT.CONCAT(&quot;Numéro atomique du &quot;;[.B13];&quot;(&quot;;[.C13];&quot;)&quot;)" office:value-type="string" office:string-value="Numéro atomique du Al (Aluminium )" calcext:value-type="string">
            <text:p>Numéro atomique du Al (Aluminium )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i </text:p>
          </table:table-cell>
          <table:table-cell office:value-type="string" calcext:value-type="string">
            <text:p>Silicium </text:p>
          </table:table-cell>
          <table:table-cell table:formula="of:=COM.MICROSOFT.CONCAT(&quot;Numéro atomique du &quot;;[.B14];&quot;(&quot;;[.C14];&quot;)&quot;)" office:value-type="string" office:string-value="Numéro atomique du Si (Silicium )" calcext:value-type="string">
            <text:p>Numéro atomique du Si (Silicium )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 </text:p>
          </table:table-cell>
          <table:table-cell office:value-type="string" calcext:value-type="string">
            <text:p>Phosphore </text:p>
          </table:table-cell>
          <table:table-cell table:formula="of:=COM.MICROSOFT.CONCAT(&quot;Numéro atomique du &quot;;[.B15];&quot;(&quot;;[.C15];&quot;)&quot;)" office:value-type="string" office:string-value="Numéro atomique du P (Phosphore )" calcext:value-type="string">
            <text:p>Numéro atomique du P (Phosphore )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S </text:p>
          </table:table-cell>
          <table:table-cell office:value-type="string" calcext:value-type="string">
            <text:p>Soufre </text:p>
          </table:table-cell>
          <table:table-cell table:formula="of:=COM.MICROSOFT.CONCAT(&quot;Numéro atomique du &quot;;[.B16];&quot;(&quot;;[.C16];&quot;)&quot;)" office:value-type="string" office:string-value="Numéro atomique du S (Soufre )" calcext:value-type="string">
            <text:p>Numéro atomique du S (Soufre )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l </text:p>
          </table:table-cell>
          <table:table-cell office:value-type="string" calcext:value-type="string">
            <text:p>Chlore </text:p>
          </table:table-cell>
          <table:table-cell table:formula="of:=COM.MICROSOFT.CONCAT(&quot;Numéro atomique du &quot;;[.B17];&quot;(&quot;;[.C17];&quot;)&quot;)" office:value-type="string" office:string-value="Numéro atomique du Cl (Chlore )" calcext:value-type="string">
            <text:p>Numéro atomique du Cl (Chlore )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Ar </text:p>
          </table:table-cell>
          <table:table-cell office:value-type="string" calcext:value-type="string">
            <text:p>Argon </text:p>
          </table:table-cell>
          <table:table-cell table:formula="of:=COM.MICROSOFT.CONCAT(&quot;Numéro atomique du &quot;;[.B18];&quot;(&quot;;[.C18];&quot;)&quot;)" office:value-type="string" office:string-value="Numéro atomique du Ar (Argon )" calcext:value-type="string">
            <text:p>Numéro atomique du Ar (Argon )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K </text:p>
          </table:table-cell>
          <table:table-cell office:value-type="string" calcext:value-type="string">
            <text:p>Potassium </text:p>
          </table:table-cell>
          <table:table-cell table:formula="of:=COM.MICROSOFT.CONCAT(&quot;Numéro atomique du &quot;;[.B19];&quot;(&quot;;[.C19];&quot;)&quot;)" office:value-type="string" office:string-value="Numéro atomique du K (Potassium )" calcext:value-type="string">
            <text:p>Numéro atomique du K (Potassium )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Ca </text:p>
          </table:table-cell>
          <table:table-cell office:value-type="string" calcext:value-type="string">
            <text:p>Calcium </text:p>
          </table:table-cell>
          <table:table-cell table:formula="of:=COM.MICROSOFT.CONCAT(&quot;Numéro atomique du &quot;;[.B20];&quot;(&quot;;[.C20];&quot;)&quot;)" office:value-type="string" office:string-value="Numéro atomique du Ca (Calcium )" calcext:value-type="string">
            <text:p>Numéro atomique du Ca (Calcium 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Sc </text:p>
          </table:table-cell>
          <table:table-cell office:value-type="string" calcext:value-type="string">
            <text:p>Scandium </text:p>
          </table:table-cell>
          <table:table-cell table:formula="of:=COM.MICROSOFT.CONCAT(&quot;Numéro atomique du &quot;;[.B21];&quot;(&quot;;[.C21];&quot;)&quot;)" office:value-type="string" office:string-value="Numéro atomique du Sc (Scandium )" calcext:value-type="string">
            <text:p>Numéro atomique du Sc (Scandium )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Ti </text:p>
          </table:table-cell>
          <table:table-cell office:value-type="string" calcext:value-type="string">
            <text:p>Titane </text:p>
          </table:table-cell>
          <table:table-cell table:formula="of:=COM.MICROSOFT.CONCAT(&quot;Numéro atomique du &quot;;[.B22];&quot;(&quot;;[.C22];&quot;)&quot;)" office:value-type="string" office:string-value="Numéro atomique du Ti (Titane )" calcext:value-type="string">
            <text:p>Numéro atomique du Ti (Titane )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V </text:p>
          </table:table-cell>
          <table:table-cell office:value-type="string" calcext:value-type="string">
            <text:p>Vanadium </text:p>
          </table:table-cell>
          <table:table-cell table:formula="of:=COM.MICROSOFT.CONCAT(&quot;Numéro atomique du &quot;;[.B23];&quot;(&quot;;[.C23];&quot;)&quot;)" office:value-type="string" office:string-value="Numéro atomique du V (Vanadium )" calcext:value-type="string">
            <text:p>Numéro atomique du V (Vanadium )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Cr </text:p>
          </table:table-cell>
          <table:table-cell office:value-type="string" calcext:value-type="string">
            <text:p>Chrome </text:p>
          </table:table-cell>
          <table:table-cell table:formula="of:=COM.MICROSOFT.CONCAT(&quot;Numéro atomique du &quot;;[.B24];&quot;(&quot;;[.C24];&quot;)&quot;)" office:value-type="string" office:string-value="Numéro atomique du Cr (Chrome )" calcext:value-type="string">
            <text:p>Numéro atomique du Cr (Chrome )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Mn </text:p>
          </table:table-cell>
          <table:table-cell office:value-type="string" calcext:value-type="string">
            <text:p>Manganèse </text:p>
          </table:table-cell>
          <table:table-cell table:formula="of:=COM.MICROSOFT.CONCAT(&quot;Numéro atomique du &quot;;[.B25];&quot;(&quot;;[.C25];&quot;)&quot;)" office:value-type="string" office:string-value="Numéro atomique du Mn (Manganèse )" calcext:value-type="string">
            <text:p>Numéro atomique du Mn (Manganèse 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e </text:p>
          </table:table-cell>
          <table:table-cell office:value-type="string" calcext:value-type="string">
            <text:p>Fer </text:p>
          </table:table-cell>
          <table:table-cell table:formula="of:=COM.MICROSOFT.CONCAT(&quot;Numéro atomique du &quot;;[.B26];&quot;(&quot;;[.C26];&quot;)&quot;)" office:value-type="string" office:string-value="Numéro atomique du Fe (Fer )" calcext:value-type="string">
            <text:p>Numéro atomique du Fe (Fer )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Co </text:p>
          </table:table-cell>
          <table:table-cell office:value-type="string" calcext:value-type="string">
            <text:p>Cobalt </text:p>
          </table:table-cell>
          <table:table-cell table:formula="of:=COM.MICROSOFT.CONCAT(&quot;Numéro atomique du &quot;;[.B27];&quot;(&quot;;[.C27];&quot;)&quot;)" office:value-type="string" office:string-value="Numéro atomique du Co (Cobalt )" calcext:value-type="string">
            <text:p>Numéro atomique du Co (Cobalt )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Ni </text:p>
          </table:table-cell>
          <table:table-cell office:value-type="string" calcext:value-type="string">
            <text:p>Nickel </text:p>
          </table:table-cell>
          <table:table-cell table:formula="of:=COM.MICROSOFT.CONCAT(&quot;Numéro atomique du &quot;;[.B28];&quot;(&quot;;[.C28];&quot;)&quot;)" office:value-type="string" office:string-value="Numéro atomique du Ni (Nickel )" calcext:value-type="string">
            <text:p>Numéro atomique du Ni (Nickel )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Cu </text:p>
          </table:table-cell>
          <table:table-cell office:value-type="string" calcext:value-type="string">
            <text:p>Cuivre </text:p>
          </table:table-cell>
          <table:table-cell table:formula="of:=COM.MICROSOFT.CONCAT(&quot;Numéro atomique du &quot;;[.B29];&quot;(&quot;;[.C29];&quot;)&quot;)" office:value-type="string" office:string-value="Numéro atomique du Cu (Cuivre )" calcext:value-type="string">
            <text:p>Numéro atomique du Cu (Cuivre )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Zn </text:p>
          </table:table-cell>
          <table:table-cell office:value-type="string" calcext:value-type="string">
            <text:p>Zinc </text:p>
          </table:table-cell>
          <table:table-cell table:formula="of:=COM.MICROSOFT.CONCAT(&quot;Numéro atomique du &quot;;[.B30];&quot;(&quot;;[.C30];&quot;)&quot;)" office:value-type="string" office:string-value="Numéro atomique du Zn (Zinc )" calcext:value-type="string">
            <text:p>Numéro atomique du Zn (Zinc 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Ga </text:p>
          </table:table-cell>
          <table:table-cell office:value-type="string" calcext:value-type="string">
            <text:p>Gallium </text:p>
          </table:table-cell>
          <table:table-cell table:formula="of:=COM.MICROSOFT.CONCAT(&quot;Numéro atomique du &quot;;[.B31];&quot;(&quot;;[.C31];&quot;)&quot;)" office:value-type="string" office:string-value="Numéro atomique du Ga (Gallium )" calcext:value-type="string">
            <text:p>Numéro atomique du Ga (Gallium 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Ge </text:p>
          </table:table-cell>
          <table:table-cell office:value-type="string" calcext:value-type="string">
            <text:p>Germanium </text:p>
          </table:table-cell>
          <table:table-cell table:formula="of:=COM.MICROSOFT.CONCAT(&quot;Numéro atomique du &quot;;[.B32];&quot;(&quot;;[.C32];&quot;)&quot;)" office:value-type="string" office:string-value="Numéro atomique du Ge (Germanium )" calcext:value-type="string">
            <text:p>Numéro atomique du Ge (Germanium )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Arsenic </text:p>
          </table:table-cell>
          <table:table-cell table:formula="of:=COM.MICROSOFT.CONCAT(&quot;Numéro atomique du &quot;;[.B33];&quot;(&quot;;[.C33];&quot;)&quot;)" office:value-type="string" office:string-value="Numéro atomique du As (Arsenic )" calcext:value-type="string">
            <text:p>Numéro atomique du As (Arsenic 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Se </text:p>
          </table:table-cell>
          <table:table-cell office:value-type="string" calcext:value-type="string">
            <text:p>Sélénium </text:p>
          </table:table-cell>
          <table:table-cell table:formula="of:=COM.MICROSOFT.CONCAT(&quot;Numéro atomique du &quot;;[.B34];&quot;(&quot;;[.C34];&quot;)&quot;)" office:value-type="string" office:string-value="Numéro atomique du Se (Sélénium )" calcext:value-type="string">
            <text:p>Numéro atomique du Se (Sélénium )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Br </text:p>
          </table:table-cell>
          <table:table-cell office:value-type="string" calcext:value-type="string">
            <text:p>Brome </text:p>
          </table:table-cell>
          <table:table-cell table:formula="of:=COM.MICROSOFT.CONCAT(&quot;Numéro atomique du &quot;;[.B35];&quot;(&quot;;[.C35];&quot;)&quot;)" office:value-type="string" office:string-value="Numéro atomique du Br (Brome )" calcext:value-type="string">
            <text:p>Numéro atomique du Br (Brome )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Kr </text:p>
          </table:table-cell>
          <table:table-cell office:value-type="string" calcext:value-type="string">
            <text:p>Krypton </text:p>
          </table:table-cell>
          <table:table-cell table:formula="of:=COM.MICROSOFT.CONCAT(&quot;Numéro atomique du &quot;;[.B36];&quot;(&quot;;[.C36];&quot;)&quot;)" office:value-type="string" office:string-value="Numéro atomique du Kr (Krypton )" calcext:value-type="string">
            <text:p>Numéro atomique du Kr (Krypton )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1:03:47.455262869</meta:creation-date>
    <dc:date>2024-10-12T11:03:43.157950288</dc:date>
    <meta:editing-duration>P1DT2H5M28S</meta:editing-duration>
    <meta:editing-cycles>3</meta:editing-cycles>
    <meta:generator>LibreOffice/7.3.7.2$Linux_X86_64 LibreOffice_project/30$Build-2</meta:generator>
    <meta:document-statistic meta:table-count="1" meta:cell-count="144" meta:object-count="0"/>
  </office:meta>
</office:document-meta>
</file>